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99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74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98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699cm" svg:height="0.963cm" svg:x="0.033cm" svg:y="2.415cm">
          <draw:text-box>
            <text:p text:style-name="P1">S</text:p>
          </draw:text-box>
        </draw:frame>
        <draw:line draw:style-name="gr2" draw:text-style-name="P2" draw:layer="layout" svg:x1="0.733cm" svg:y1="2.915cm" svg:x2="2.233cm" svg:y2="2.915cm">
          <text:p/>
        </draw:line>
        <draw:frame draw:style-name="gr3" draw:text-style-name="P1" draw:layer="layout" svg:width="5.274cm" svg:height="0.963cm" svg:x="2.134cm" svg:y="2.416cm">
          <draw:text-box>
            <text:p text:style-name="P1">CG</text:p>
          </draw:text-box>
        </draw:frame>
        <draw:line draw:style-name="gr2" draw:text-style-name="P2" draw:layer="layout" svg:x1="3.433cm" svg:y1="2.915cm" svg:x2="4.933cm" svg:y2="2.915cm">
          <text:p/>
        </draw:line>
        <draw:line draw:style-name="gr2" draw:text-style-name="P2" draw:layer="layout" svg:x1="3.433cm" svg:y1="2.915cm" svg:x2="4.933cm" svg:y2="2.915cm">
          <text:p/>
        </draw:line>
        <draw:frame draw:style-name="gr3" draw:text-style-name="P1" draw:layer="layout" svg:width="5.274cm" svg:height="0.963cm" svg:x="5.134cm" svg:y="2.416cm">
          <draw:text-box>
            <text:p text:style-name="P1">PGB</text:p>
          </draw:text-box>
        </draw:frame>
        <draw:line draw:style-name="gr2" draw:text-style-name="P2" draw:layer="layout" svg:x1="6.734cm" svg:y1="2.915cm" svg:x2="8.234cm" svg:y2="2.915cm">
          <text:p/>
        </draw:line>
        <draw:line draw:style-name="gr2" draw:text-style-name="P2" draw:layer="layout" svg:x1="6.734cm" svg:y1="2.915cm" svg:x2="8.234cm" svg:y2="2.915cm">
          <text:p/>
        </draw:line>
        <draw:frame draw:style-name="gr3" draw:text-style-name="P1" draw:layer="layout" svg:width="5.274cm" svg:height="0.963cm" svg:x="8.135cm" svg:y="2.416cm">
          <draw:text-box>
            <text:p text:style-name="P1">MGB</text:p>
          </draw:text-box>
        </draw:frame>
        <draw:line draw:style-name="gr2" draw:text-style-name="P2" draw:layer="layout" svg:x1="9.934cm" svg:y1="2.915cm" svg:x2="11.434cm" svg:y2="2.915cm">
          <text:p/>
        </draw:line>
        <draw:line draw:style-name="gr2" draw:text-style-name="P2" draw:layer="layout" svg:x1="9.934cm" svg:y1="2.915cm" svg:x2="11.434cm" svg:y2="2.915cm">
          <text:p/>
        </draw:line>
        <draw:frame draw:style-name="gr3" draw:text-style-name="P1" draw:layer="layout" svg:width="5.274cm" svg:height="0.963cm" svg:x="11.635cm" svg:y="2.417cm">
          <draw:text-box>
            <text:p text:style-name="P1">GRA</text:p>
          </draw:text-box>
        </draw:frame>
        <draw:frame draw:style-name="gr3" draw:text-style-name="P1" draw:layer="layout" svg:width="5.274cm" svg:height="0.963cm" svg:x="10.635cm" svg:y="0.118cm">
          <draw:text-box>
            <text:p text:style-name="P1">G-CSF</text:p>
          </draw:text-box>
        </draw:frame>
        <draw:line draw:style-name="gr4" draw:text-style-name="P2" draw:layer="layout" svg:x1="10.6cm" svg:y1="0.3cm" svg:x2="10.6cm" svg:y2="4.8cm">
          <text:p/>
        </draw:line>
        <draw:frame draw:style-name="gr3" draw:text-style-name="P1" draw:layer="layout" svg:width="5.274cm" svg:height="0.963cm" svg:x="10.635cm" svg:y="3.919cm">
          <draw:text-box>
            <text:p text:style-name="P1">blood</text:p>
          </draw:text-box>
        </draw:frame>
        <draw:frame draw:style-name="gr3" draw:text-style-name="P1" draw:layer="layout" svg:width="5.274cm" svg:height="0.963cm" svg:x="7.735cm" svg:y="3.92cm">
          <draw:text-box>
            <text:p text:style-name="P1">marrow</text:p>
          </draw:text-box>
        </draw:frame>
        <draw:line draw:style-name="gr2" draw:text-style-name="P2" draw:layer="layout" svg:x1="11.1cm" svg:y1="0.8cm" svg:x2="10.534cm" svg:y2="2.915cm">
          <text:p/>
        </draw:line>
        <draw:line draw:style-name="gr2" draw:text-style-name="P2" draw:layer="layout" svg:x1="11.1cm" svg:y1="0.8cm" svg:x2="9.134cm" svg:y2="2.516cm">
          <text:p/>
        </draw:line>
        <draw:line draw:style-name="gr2" draw:text-style-name="P2" draw:layer="layout" svg:x1="11.1cm" svg:y1="0.8cm" svg:x2="6.342cm" svg:y2="2.531cm">
          <text:p/>
        </draw:line>
        <draw:line draw:style-name="gr2" draw:text-style-name="P2" draw:layer="layout" svg:x1="11.1cm" svg:y1="0.801cm" svg:x2="3.316cm" svg:y2="2.55cm">
          <text:p/>
        </draw:line>
        <draw:frame draw:style-name="gr3" draw:text-style-name="P3" draw:layer="layout" svg:width="5.274cm" svg:height="0.963cm" svg:x="10.635cm" svg:y="1.52cm">
          <draw:text-box>
            <text:p text:style-name="P3"><text:span text:style-name="T1">release</text:span></text:p>
          </draw:text-box>
        </draw:frame>
        <draw:frame draw:style-name="gr5" draw:text-style-name="P3" draw:layer="layout" svg:width="5.486cm" svg:height="0.747cm" draw:transform="rotate (0.698131700797732) translate (8.14cm 2.454cm)">
          <draw:text-box draw:corner-radius="0.065cm">
            <text:p text:style-name="P3"><text:span text:style-name="T1">maturation</text:span></text:p>
          </draw:text-box>
        </draw:frame>
        <draw:frame draw:style-name="gr5" draw:text-style-name="P3" draw:layer="layout" svg:width="5.486cm" svg:height="0.747cm" draw:transform="rotate (0.226892802759263) translate (4.212cm 1.76cm)">
          <draw:text-box draw:corner-radius="0.065cm">
            <text:p text:style-name="P3"><text:span text:style-name="T1">proliferation</text:span></text:p>
          </draw:text-box>
        </draw:frame>
        <draw:frame draw:style-name="gr5" draw:text-style-name="P3" draw:layer="layout" svg:width="5.486cm" svg:height="0.747cm" draw:transform="rotate (0.296705972839036) translate (6.036cm 1.952cm)">
          <draw:text-box draw:corner-radius="0.065cm">
            <text:p text:style-name="P3"><text:span text:style-name="T1">proliferation</text:span></text:p>
          </draw:text-box>
        </draw:frame>
        <draw:frame draw:style-name="gr3" draw:text-style-name="P1" draw:layer="layout" svg:width="5.274cm" svg:height="0.963cm" svg:x="13.535cm" svg:y="3.92cm">
          <draw:text-box>
            <text:p text:style-name="P1">skin</text:p>
          </draw:text-box>
        </draw:frame>
        <draw:frame draw:style-name="gr3" draw:text-style-name="P1" draw:layer="layout" svg:width="5.274cm" svg:height="0.963cm" svg:x="13.535cm" svg:y="0.119cm">
          <draw:text-box>
            <text:p text:style-name="P1">G-CSF</text:p>
          </draw:text-box>
        </draw:frame>
        <draw:line draw:style-name="gr2" draw:text-style-name="P2" draw:layer="layout" svg:x1="13.69cm" svg:y1="0.608cm" svg:x2="12.934cm" svg:y2="0.615cm">
          <text:p/>
        </draw:line>
        <draw:line draw:style-name="gr4" draw:text-style-name="P2" draw:layer="layout" svg:x1="13.5cm" svg:y1="0.3cm" svg:x2="13.5cm" svg:y2="4.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5cm" fo:text-indent="0cm"/>
      <style:text-properties style:use-window-font-color="true" style:text-outline="false" style:text-line-through-style="none" fo:font-family="Arial" style:font-family-generic="roman" style:font-pitch="variable" fo:font-size="7.699999809265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092cm" fo:text-indent="0cm"/>
      <style:text-properties fo:font-size="6.699999809265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8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4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0.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00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56cm" svg:x="1cm" svg:y="4.844cm"/>
      <draw:page-thumbnail draw:layer="backgroundobjects" svg:width="8.999cm" svg:height="2.856cm" svg:x="1cm" svg:y="13.42cm"/>
      <draw:page-thumbnail draw:layer="backgroundobjects" svg:width="8.999cm" svg:height="2.856cm" svg:x="1cm" svg:y="21.996cm"/>
      <draw:page-thumbnail draw:layer="backgroundobjects" svg:width="8.999cm" svg:height="2.856cm" svg:x="11cm" svg:y="4.844cm"/>
      <draw:page-thumbnail draw:layer="backgroundobjects" svg:width="8.999cm" svg:height="2.856cm" svg:x="11cm" svg:y="13.42cm"/>
      <draw:page-thumbnail draw:layer="backgroundobjects" svg:width="8.999cm" svg:height="2.856cm" svg:x="11cm" svg:y="21.996cm"/>
    </style:handout-master>
    <style:master-page style:name="Default" style:page-layout-name="PM1" draw:style-name="Mdp1">
      <draw:frame presentation:style-name="Default-title" draw:layer="backgroundobjects" svg:width="14.401cm" svg:height="0.849cm" svg:x="0.799cm" svg:y="0.199cm" presentation:class="title" presentation:placeholder="true">
        <draw:text-box/>
      </draw:frame>
      <draw:frame presentation:style-name="Default-outline1" draw:layer="backgroundobjects" svg:width="14.401cm" svg:height="8.782cm" svg:x="0.799cm" svg:y="1.185cm" presentation:class="outline" presentation:placeholder="true">
        <draw:text-box/>
      </draw:frame>
      <draw:frame presentation:style-name="Mpr1" draw:text-style-name="MP1" draw:layer="backgroundobjects" svg:width="3.728cm" svg:height="0.351cm" svg:x="0.799cm" svg:y="4.6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073cm" svg:height="0.351cm" svg:x="5.469cm" svg:y="4.6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728cm" svg:height="0.351cm" svg:x="11.472cm" svg:y="4.62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M49S</meta:editing-duration>
    <meta:editing-cycles>7</meta:editing-cycles>
    <meta:generator>LibreOffice/3.6$Windows_x86 LibreOffice_project/e29a214-2bbed72-0621de6-a97528c-8f066d</meta:generator>
    <dc:date>2012-12-05T06:43:35.03</dc:date>
    <meta:document-statistic meta:object-count="51"/>
  </office:meta>
</office:document-meta>
</file>